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padding-top="0.134cm" fo:padding-bottom="0.134cm" fo:padding-left="0.259cm" fo:padding-right="0.259cm"/>
    </style:style>
    <style:style style:name="gr2" style:family="graphic" style:parent-style-name="standard">
      <style:graphic-properties draw:stroke="none" svg:stroke-color="#000000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2.032cm" svg:x="2.27cm" svg:y="6.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4cm" svg:height="2.54cm" svg:x="6.08cm" svg:y="10.9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81cm" svg:x="8.62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54cm" svg:height="2.54cm" svg:x="6.715cm" svg:y="2.2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10:12:00.599048625</meta:creation-date>
    <dc:date>2016-08-17T17:08:21.163691398</dc:date>
    <meta:editing-duration>PT6H41M10S</meta:editing-duration>
    <meta:editing-cycles>1</meta:editing-cycles>
    <meta:document-statistic meta:object-count="5"/>
    <meta:generator>LibreOffice/4.2.8.2$Linux_X86_64 LibreOffice_project/420m0$Build-2</meta:generator>
  </office:meta>
</office:document-meta>
</file>